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счёт выделения тепла в бухте-удлинителе</text:p>
      <text:p text:style-name="Standard"/>
      <text:p text:style-name="Standard">Задача. Нагреватель воды мощностью Р = 2200 Вт подсоединён к сети напряжением U = 220 В через удлинитель, длинный двужильный кабель длиной <text:s/>и сечением каждой из двух жил 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9:45:11.280903634</meta:creation-date>
    <dc:date>2024-10-19T19:46:05.851646354</dc:date>
    <meta:editing-duration>PT55S</meta:editing-duration>
    <meta:editing-cycles>1</meta:editing-cycles>
    <meta:document-statistic meta:table-count="0" meta:image-count="0" meta:object-count="0" meta:page-count="1" meta:paragraph-count="2" meta:word-count="34" meta:character-count="213" meta:non-whitespace-character-count="179"/>
    <meta:generator>LibreOffice/7.6.7.2$Linux_X86_64 LibreOffice_project/60$Build-2</meta:generator>
  </office:meta>
</office:document-meta>
</file>